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Courier New" fo:font-size="12pt" fo:font-style="normal" style:text-underline-style="none" fo:font-weight="normal" style:text-blinking="false" fo:background-color="#f9f2f4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font-name="Arial1" fo:font-size="11.25pt" fo:font-style="normal" style:text-underline-style="solid" style:text-underline-width="auto" style:text-underline-color="font-color" fo:font-weight="bold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c7254e" style:text-line-through-style="none" style:font-name="Courier New" fo:font-size="12pt" fo:font-style="normal" style:text-underline-style="none" fo:font-weight="normal" style:text-blinking="false" fo:background-color="#f9f2f4"/>
    </style:style>
    <style:style style:name="P10" style:family="paragraph" style:parent-style-name="Text_20_body">
      <style:paragraph-properties fo:margin-top="0cm" fo:margin-bottom="0cm" fo:line-height="138%" style:writing-mode="lr-tb"/>
    </style:style>
    <style:style style:name="P11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0cm" fo:margin-right="0cm" fo:margin-top="0cm" fo:margin-bottom="0cm" fo:line-height="138%" fo:text-indent="1.27cm" style:auto-text-indent="false" style:writing-mode="lr-tb"/>
      <style:text-properties fo:font-variant="normal" fo:text-transform="none" fo:color="#c7254e" style:text-line-through-style="none" style:font-name="Courier New" fo:font-size="12pt" fo:font-style="normal" style:text-underline-style="none" fo:font-weight="normal" style:text-blinking="false" fo:background-color="#f9f2f4"/>
    </style:style>
    <style:style style:name="P17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c7254e" style:text-line-through-style="none" style:font-name="Courier New" fo:font-size="12pt" fo:font-style="normal" style:text-underline-style="none" fo:font-weight="normal" style:text-blinking="false" fo:background-color="#f9f2f4"/>
    </style:style>
    <style:style style:name="T1" style:family="text">
      <style:text-properties style:font-name="Arial1" fo:font-size="11.25pt" fo:font-style="normal" fo:font-weight="normal"/>
    </style:style>
    <style:style style:name="T2" style:family="text">
      <style:text-properties fo:font-weight="normal"/>
    </style:style>
    <style:style style:name="T3" style:family="text">
      <style:text-properties fo:font-variant="normal" fo:text-transform="none" fo:color="#c7254e" style:text-line-through-style="none" style:font-name="Courier New" fo:font-size="12pt" fo:font-style="normal" style:text-underline-style="none" fo:font-weight="normal" style:text-blinking="false" fo:background-color="#f9f2f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f05970f0-19f6-9d64-9229-34308bb4d65a"/>Database API</text:p>
      <text:p text:style-name="Text_20_body"/>
      <text:p text:style-name="P4">Please use doc as a request for any functions, objects, schemas </text:p>
      <text:p text:style-name="P1"><text:line-break/></text:p>
      <text:p text:style-name="P8">NetworkSIM/Database/dbModels</text:p>
      <text:p text:style-name="Text_20_body"/>
      <text:list xml:id="list6318359622564870338" text:style-name="L1">
        <text:list-item>
          <text:p text:style-name="P11">Contains a separate file for each schema/model pair. </text:p>
        </text:list-item>
      </text:list>
      <text:p text:style-name="Text_20_body"/>
      <text:list xml:id="list5498214051944926980" text:style-name="L2">
        <text:list-item>
          <text:p text:style-name="P12">models.js registers each schema for use in a node session</text:p>
        </text:list-item>
      </text:list>
      <text:p text:style-name="Text_20_body"/>
      <text:p text:style-name="P2">To create a new object representing a schema simply with</text:p>
      <text:p text:style-name="P4">var mongoose = require('mongoose');</text:p>
      <text:p text:style-name="P4">var User = require("../../Database/dbModels/userModel.js");</text:p>
      <text:p text:style-name="Text_20_body"/>
      <text:p text:style-name="P4">In this example. User can be used to create a new object with User attributes.</text:p>
      <text:p text:style-name="Text_20_body"/>
      <text:p text:style-name="P4">ex: var aUser = new User();</text:p>
      <text:p text:style-name="P4">you can pass in another User object </text:p>
      <text:p text:style-name="P4">var aUser = new User(deviceJSON);</text:p>
      <text:p text:style-name="P4">or add each thing manually </text:p>
      <text:p text:style-name="P4">aUser.token = “14141441441”</text:p>
      <text:p text:style-name="Text_20_body"/>
      <text:p text:style-name="P4">.save() at the end of a model saves it in the database.</text:p>
      <text:p text:style-name="P4">ex aUser.save();</text:p>
      <text:p text:style-name="Text_20_body"/>
      <text:p text:style-name="P5">Currently if you add an attribute that does not belong in a User object, it simply will not save in the database but will not break the application.</text:p>
      <text:p text:style-name="Text_20_body"/>
      <text:p text:style-name="P2">To use methods declared in a schema simply with</text:p>
      <text:p text:style-name="P4">var mongoose = require('mongoose');</text:p>
      <text:p text:style-name="P4">var Userm = mongoose.model("User");</text:p>
      <text:p text:style-name="Text_20_body"/>
      <text:p text:style-name="P4">In this example we will use the .modifyUser(token, user) function</text:p>
      <text:p text:style-name="Text_20_body"/>
      <text:p text:style-name="P4">Userm.modifyUser(123123, aUser);</text:p>
      <text:p text:style-name="Text_20_body"/>
      <text:p text:style-name="P4"><text:soft-page-break/>finds user with a token and replaces them with a different users attributes</text:p>
      <text:p text:style-name="P1"><text:line-break/></text:p>
      <text:p text:style-name="P8">Current  Functions</text:p>
      <text:p text:style-name="Text_20_body"/>
      <text:p text:style-name="P8">User </text:p>
      <text:list xml:id="list2677752237259847258" text:style-name="L3">
        <text:list-item>
          <text:p text:style-name="P13">.modifyUser(token, user) //finds user with token, replaces them with new user object</text:p>
        </text:list-item>
        <text:list-item>
          <text:p text:style-name="P13">addUser(aUser) //saves a user, same as .save() right now</text:p>
        </text:list-item>
        <text:list-item>
          <text:p text:style-name="P13">.save() saves the object</text:p>
        </text:list-item>
      </text:list>
      <text:p text:style-name="Text_20_body"/>
      <text:p text:style-name="P8">Network</text:p>
      <text:list xml:id="list4794412373102933077" text:style-name="L4">
        <text:list-item>
          <text:p text:style-name="P14">getNetworkByName(name, callback) //returns network object with that name</text:p>
        </text:list-item>
        <text:list-item>
          <text:p text:style-name="P14">modifyNetworkByName(name, network) //finds a network with name and replaces it with new network object</text:p>
        </text:list-item>
        <text:list-item>
          <text:p text:style-name="P14">.save() saves the object</text:p>
        </text:list-item>
      </text:list>
      <text:p text:style-name="Text_20_body"/>
      <text:p text:style-name="P8">Simulation</text:p>
      <text:list xml:id="list1164684601755718426" text:style-name="L5">
        <text:list-item>
          <text:p text:style-name="P15">modifySimByName(name, aSim) // same</text:p>
        </text:list-item>
        <text:list-item>
          <text:p text:style-name="P15">findallSimulations (callback) looks for sim and returns them all</text:p>
        </text:list-item>
        <text:list-item>
          <text:p text:style-name="P15">getSimByName(name , callback)</text:p>
        </text:list-item>
      </text:list>
      <text:p text:style-name="Text_20_body"/>
      <text:p text:style-name="P4">Olanre:</text:p>
      <text:p text:style-name="P4">Andrew In the database  the applications and rdts </text:p>
      <text:p text:style-name="P2">An Application Object</text:p>
      <text:p text:style-name="P4">application:</text:p>
      <text:p text:style-name="P6">‘<text:span text:style-name="T1">name’ : {name}</text:span></text:p>
      <text:p text:style-name="P6">‘<text:span text:style-name="T1">app_spec’ : {spec object}</text:span></text:p>
      <text:p text:style-name="Text_20_body"/>
      <text:p text:style-name="P4">spec object is: </text:p>
      <text:p text:style-name="P9">{ </text:p>
      <text:p text:style-name="P16">"name": "CounterApp", </text:p>
      <text:p text:style-name="P17">"version": "0.1.0",</text:p>
      <text:p text:style-name="P17">"description": "A small counter app for testing incrementing data type",</text:p>
      <text:p text:style-name="P17">"main": "index.html",</text:p>
      <text:p text:style-name="P17">"rdt_list" : [ String] </text:p>
      <text:p text:style-name="P9"><text:soft-page-break/>}</text:p>
      <text:p text:style-name="Text_20_body"/>
      <text:p text:style-name="P2">A RDT Object</text:p>
      <text:p text:style-name="P4">rdt:</text:p>
      <text:p text:style-name="P6">‘<text:span text:style-name="T1">name’ : {name}</text:span></text:p>
      <text:p text:style-name="P6">‘<text:span text:style-name="T1">rdt_spec’ : {spec object}</text:span></text:p>
      <text:p text:style-name="Text_20_body"/>
      <text:p text:style-name="P4">spec object is: </text:p>
      <text:p text:style-name="P9">{ </text:p>
      <text:p text:style-name="P17">"name": "incRDT",</text:p>
      <text:p text:style-name="P17">"version": "0.1.0",</text:p>
      <text:p text:style-name="P17">"description": "A replicated integer counter data type", "main": "rdtInterface.js" </text:p>
      <text:p text:style-name="P10"><text:span text:style-name="T3">}  </text:span><text:span text:style-name="T2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ah Fleming</meta:initial-creator>
    <meta:creation-date>2015-03-14T17:55:40.87</meta:creation-date>
    <meta:document-statistic meta:table-count="0" meta:image-count="0" meta:object-count="0" meta:page-count="3" meta:paragraph-count="62" meta:word-count="336" meta:character-count="2149"/>
    <dc:date>2015-03-14T17:56:18.50</dc:date>
    <dc:creator>Noah Fleming</dc:creator>
    <meta:editing-duration>PT38S</meta:editing-duration>
    <meta:editing-cycles>1</meta:editing-cycles>
    <meta:generator>OpenOffice/4.0.1$Win32 OpenOffice.org_project/401m5$Build-9714</meta:generator>
  </office:meta>
</office:document-meta>
</file>